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-color="#cc9900"/>
    </style:style>
    <style:style style:name="P4" style:family="paragraph">
      <loext:graphic-properties draw:fill-color="#ffff66"/>
      <style:paragraph-properties fo:text-align="center"/>
    </style:style>
    <style:style style:name="P5" style:family="paragraph">
      <loext:graphic-properties draw:fill-color="#99ff99"/>
      <style:paragraph-properties fo:text-align="center"/>
    </style:style>
    <style:style style:name="P6" style:family="paragraph">
      <style:text-properties fo:color="#ff0000" style:font-name="Purisa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color="#ff0000" style:font-name="Purisa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0000" style:font-name="Purisa" fo:font-size="36pt" fo:font-weight="bold" style:font-size-asian="36pt" style:font-weight-asian="bold" style:font-size-complex="36pt" style:font-weight-complex="bold"/>
    </style:style>
    <style:style style:name="gr1" style:family="graphic">
      <style:graphic-properties draw:fill-color="#00ccff" draw:textarea-horizontal-align="justify" draw:textarea-vertical-align="middle" draw:auto-grow-height="false" fo:min-height="2.635cm" fo:min-width="3.267cm" text:animation-start-inside="true" style:run-through="foreground" style:wrap="run-through" style:number-wrapped-paragraphs="no-limit" style:vertical-pos="from-top" style:vertical-rel="paragraph" style:horizontal-pos="from-left" style:horizontal-rel="paragraph"/>
      <style:text-properties style:text-blinking="true"/>
    </style:style>
    <style:style style:name="gr2" style:family="graphic">
      <style:graphic-properties draw:fill-color="#cc9900" draw:textarea-horizontal-align="justify" draw:textarea-vertical-align="middle" draw:auto-grow-height="false" fo:min-height="0.755cm" fo:min-width="1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66" draw:textarea-horizontal-align="justify" draw:textarea-vertical-align="middle" draw:auto-grow-height="false" fo:min-height="2.635cm" fo:min-width="2.757cm" text:animation-start-inside="true" style:run-through="foreground" style:wrap="run-through" style:number-wrapped-paragraphs="no-limit" style:vertical-pos="from-top" style:vertical-rel="paragraph" style:horizontal-pos="from-left" style:horizontal-rel="paragraph"/>
      <style:text-properties style:text-blinking="true"/>
    </style:style>
    <style:style style:name="gr4" style:family="graphic">
      <style:graphic-properties draw:fill-color="#99ff99" draw:textarea-horizontal-align="justify" draw:textarea-vertical-align="middle" draw:auto-grow-height="false" fo:min-height="4.202cm" fo:min-width="7.265cm" text:animation-start-inside="true" style:run-through="foreground" style:wrap="run-through" style:number-wrapped-paragraphs="no-limit" style:vertical-pos="from-top" style:vertical-rel="paragraph" style:horizontal-pos="from-left" style:horizontal-rel="paragraph"/>
      <style:text-properties style:text-blinking="true"/>
    </style:style>
    <style:style style:name="gr5" style:family="graphic">
      <style:graphic-properties draw:fill-color="#99ff99" draw:textarea-horizontal-align="justify" draw:textarea-vertical-align="middle" draw:auto-grow-height="false" fo:min-height="4.096cm" fo:min-width="5.766cm" text:animation-start-inside="true" style:run-through="foreground" style:wrap="run-through" style:number-wrapped-paragraphs="no-limit" style:vertical-pos="from-top" style:vertical-rel="paragraph" style:horizontal-pos="from-left" style:horizontal-rel="paragraph"/>
      <style:text-properties style:text-blinking="true"/>
    </style:style>
    <style:style style:name="gr6" style:family="graphic">
      <style:graphic-properties draw:fill-color="#99ff99" draw:textarea-horizontal-align="justify" draw:textarea-vertical-align="middle" draw:auto-grow-height="false" fo:min-height="4.099cm" fo:min-width="5.664cm" text:animation-start-inside="true" style:run-through="foreground" style:wrap="run-through" style:number-wrapped-paragraphs="no-limit" style:vertical-pos="from-top" style:vertical-rel="paragraph" style:horizontal-pos="from-left" style:horizontal-rel="paragraph"/>
      <style:text-properties style:text-blinking="true"/>
    </style:style>
    <style:style style:name="gr7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2" svg:width="4.619cm" svg:height="3.726cm" svg:x="9.359cm" svg:y="6.015cm"><text:p text:style-name="P1">DetectorFruv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2" draw:style-name="gr2" draw:text-style-name="P3" svg:width="3.178cm" svg:height="2.262cm" svg:x="9.913cm" svg:y="3.63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" draw:name="Forma2" draw:style-name="gr2" draw:text-style-name="P3" svg:width="3.178cm" svg:height="2.262cm" draw:transform="rotate (2.35619449019234) translate (9.22513888888889cm 11.6645972222222cm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" draw:name="Forma2" draw:style-name="gr2" draw:text-style-name="P3" svg:width="3.178cm" svg:height="2.262cm" draw:transform="rotate (-2.35619449019234) translate (16.383cm 9.3415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" draw:name="Forma1" draw:style-name="gr3" draw:text-style-name="P4" svg:width="3.897cm" svg:height="3.726cm" svg:x="9.721cm" svg:y="-0.191cm"><text:p text:style-name="P1">Dataset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Forma1" draw:style-name="gr3" draw:text-style-name="P4" svg:width="3.897cm" svg:height="3.726cm" svg:x="14.339cm" svg:y="10.246cm"><text:p text:style-name="P1">Ejecutar model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3" draw:text-style-name="P4" svg:width="3.897cm" svg:height="3.726cm" svg:x="4.812cm" svg:y="10.008cm"><text:p text:style-name="P1">Entrenamient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4" draw:text-style-name="P5" svg:width="10.272cm" svg:height="5.942cm" svg:x="0.002cm" svg:y="-0.914cm"><text:p text:style-name="P1">Consta de los paquetes que se manejarán en el proyecto</text:p><text:p text:style-name="P1">Asi como el bloque de codigo de python </text:p><text:p text:style-name="P1">que trabaja con dichos paquetes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8" draw:name="Forma1" draw:style-name="gr5" draw:text-style-name="P5" svg:width="8.155cm" svg:height="5.79cm" svg:x="-1.803cm" svg:y="6.473cm"><text:p text:style-name="P1">En esta fase es donde entrenamos el algoritmo</text:p><text:p text:style-name="P1"><text:s/>mediante las imagenes de las clases asignada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" draw:style-name="gr6" draw:text-style-name="P5" svg:width="8.011cm" svg:height="5.797cm" svg:x="16.625cm" svg:y="6.44cm"><text:p text:style-name="P1">Aqui es donde determinamos nuestra red</text:p><text:p text:style-name="P1"><text:s/>y el bloque de python para ejecutarl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Forma3" draw:style-name="gr7" draw:text-style-name="P7" svg:width="6.086cm" svg:height="5.358cm" svg:x="17.32cm" svg:y="-0.381cm"><draw:text-box><text:p text:style-name="P6"><text:span text:style-name="T1">M</text:span><text:span text:style-name="T1">A</text:span><text:span text:style-name="T1">P</text:span><text:span text:style-name="T1">A</text:span><text:span text:style-name="T1"> </text:span></text:p><text:p text:style-name="P6"><text:span text:style-name="T1">M</text:span><text:span text:style-name="T1">E</text:span><text:span text:style-name="T1">N</text:span><text:span text:style-name="T1">T</text:span><text:span text:style-name="T1">A</text:span><text:span text:style-name="T1">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2:02:26.141002432</meta:creation-date>
    <dc:date>2017-11-16T14:31:21.092152680</dc:date>
    <meta:editing-duration>PT1H6M2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